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2" text:anchor-type="page" text:anchor-page-number="1" svg:x="175.01mm" svg:y="248.99mm" svg:width="24.99mm" svg:height="33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142.01mm" svg:y="248.99mm" svg:width="24.99mm" svg:height="33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09.01mm" svg:y="248.99mm" svg:width="24.99mm" svg:height="33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76.01mm" svg:y="248.99mm" svg:width="24.99mm" svg:height="33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43mm" svg:y="248.99mm" svg:width="24.99mm" svg:height="33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10mm" svg:y="248.99mm" svg:width="24.99mm" svg:height="33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75.01mm" svg:y="209.99mm" svg:width="24.99mm" svg:height="33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42.01mm" svg:y="209.99mm" svg:width="24.99mm" svg:height="33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109.01mm" svg:y="209.99mm" svg:width="24.99mm" svg:height="33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76.01mm" svg:y="209.99mm" svg:width="24.99mm" svg:height="33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43mm" svg:y="209.99mm" svg:width="24.99mm" svg:height="33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mm" svg:y="209.99mm" svg:width="24.99mm" svg:height="33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175.01mm" svg:y="170.99mm" svg:width="24.99mm" svg:height="33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142.01mm" svg:y="170.99mm" svg:width="24.99mm" svg:height="33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09.01mm" svg:y="170.99mm" svg:width="24.99mm" svg:height="33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76.01mm" svg:y="170.99mm" svg:width="24.99mm" svg:height="33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43mm" svg:y="170.99mm" svg:width="24.99mm" svg:height="33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10mm" svg:y="170.99mm" svg:width="24.99mm" svg:height="33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75.01mm" svg:y="131.99mm" svg:width="24.99mm" svg:height="33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42.01mm" svg:y="131.99mm" svg:width="24.99mm" svg:height="33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109.01mm" svg:y="131.99mm" svg:width="24.99mm" svg:height="33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76.01mm" svg:y="131.99mm" svg:width="24.99mm" svg:height="33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43mm" svg:y="131.99mm" svg:width="24.99mm" svg:height="33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mm" svg:y="131.99mm" svg:width="24.99mm" svg:height="33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175.01mm" svg:y="92.99mm" svg:width="24.99mm" svg:height="33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142.01mm" svg:y="92.99mm" svg:width="24.99mm" svg:height="33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09.01mm" svg:y="92.99mm" svg:width="24.99mm" svg:height="33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76.01mm" svg:y="92.99mm" svg:width="24.99mm" svg:height="33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43mm" svg:y="92.99mm" svg:width="24.99mm" svg:height="33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10mm" svg:y="92.99mm" svg:width="24.99mm" svg:height="33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75.01mm" svg:y="53.99mm" svg:width="24.99mm" svg:height="33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42.01mm" svg:y="53.99mm" svg:width="24.99mm" svg:height="33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9.01mm" svg:y="53.99mm" svg:width="24.99mm" svg:height="33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76.01mm" svg:y="53.99mm" svg:width="24.99mm" svg:height="33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43mm" svg:y="53.99mm" svg:width="24.99mm" svg:height="33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mm" svg:y="53.99mm" svg:width="24.99mm" svg:height="33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75.01mm" svg:y="14.99mm" svg:width="24.99mm" svg:height="33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142.01mm" svg:y="14.99mm" svg:width="24.99mm" svg:height="33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9.01mm" svg:y="14.99mm" svg:width="24.99mm" svg:height="33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76.01mm" svg:y="14.99mm" svg:width="24.99mm" svg:height="33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43mm" svg:y="14.99mm" svg:width="24.99mm" svg:height="33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10mm" svg:y="14.99mm" svg:width="24.99mm" svg:height="33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4.99mm" svg:height="33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4.99mm" fo:margin-bottom="0mm" fo:margin-left="1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43:14.220000000</meta:creation-date>
    <meta:editing-cycles>1</meta:editing-cycles>
    <meta:editing-duration>PT27S</meta:editing-duration>
    <dc:title>Rayfilm 2068</dc:title>
    <dc:date>2022-08-25T17:43:39.922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